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automatic-styles>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P1" style:family="paragraph" style:parent-style-name="Title">
      <style:paragraph-properties fo:text-align="center" style:justify-single-word="false" fo:break-before="page"/>
    </style:style>
    <style:style style:name="P2" style:family="paragraph" style:parent-style-name="Title">
      <style:paragraph-properties fo:text-align="center" style:justify-single-word="false"/>
    </style:style>
    <style:style style:name="P3" style:family="paragraph" style:parent-style-name="Subtitle">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Title">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Subtitle">
      <style:paragraph-properties fo:break-before="page"/>
    </style:style>
    <style:style style:name="P10" style:family="paragraph" style:parent-style-name="Heading_20_3">
      <style:paragraph-properties fo:break-before="page"/>
    </style:style>
    <style:style style:name="T1" style:family="text">
      <style:text-properties style:font-name="Courier 10 Pitch"/>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able:table table:name="Table2" table:style-name="Table2">
        <table:table-column table:style-name="Table2.A"/>
        <table:table-header-rows>
          <table:table-row>
            <table:table-cell table:style-name="Table2.A1" office:value-type="string">
              <text:p text:style-name="P2"/>
              <text:p text:style-name="P2">Power*Architect User's Guide</text:p>
              <text:p text:style-name="P3">SQL Power Group</text:p>
              <text:p text:style-name="P4">Copyright <text:span text:style-name="T1">©</text:span> 2006, SQL Power Group, Toronto Canada. All rights reserved.</text:p>
              <text:p text:style-name="Title"/>
            </table:table-cell>
          </table:table-row>
        </table:table-header-rows>
      </table:table>
      <text:p text:style-name="P4"/>
      <text:p text:style-name="P5">Introduction</text:p>
      <text:p text:style-name="Subtitle"/>
      <text:p text:style-name="Standard">SQL Power Group's Power*Architect is a versatile tool for the busy data mining practitioner. Power*Architect lets you select from multiple databases on different machines and different database formats.</text:p>
      <text:p text:style-name="Standard"/>
      <text:p text:style-name="Standard">[TODO somebody needs to write a better introductory blurb!]</text:p>
      <text:p text:style-name="Standard"/>
      <text:h text:style-name="Heading_20_3" text:outline-level="3">Basic Concepts</text:h>
      <text:p text:style-name="Text_20_body"><text:span text:style-name="T2">Project</text:span> – a Power*Architect project consists of a view of multiple databases; you can load and save a Project to work on it at leisure.</text:p>
      <text:p text:style-name="Text_20_body"><text:span text:style-name="T2">Driver</text:span> – Most programs need a distinct driver program to communicated with each different type of database. Power*Architect uses Java-based drivers, which normally come from the database vendor in the form of "JAR" files (Java Archive files; these are physically the same format as PKZip/WinZip archives). You need to load a driver before you can use it, which you do from the User Preferences panel, under JDBC Drivers (just click Add and browse to the Jar file for your driver).</text:p>
      <text:p text:style-name="Text_20_body"><text:span text:style-name="T2">Playpen</text:span> – this is our term for the main area of the window in which you manipulate tables and relationships. You can play here to your heart's content, knowing it will not be saved until you ask the prgram to save.</text:p>
      <text:h text:style-name="Heading_20_3" text:outline-level="3">Who this book is for</text:h>
      <text:p text:style-name="Text_20_body">This book assumes you are familiar with basic database terms. If you meet any terms that you are unfamiliar with, please refer to the <text:span text:style-name="T2">Glossary</text:span> at the end of this book.</text:p>
      <text:p text:style-name="Text_20_body">This book also assumes you are familiar with basic computer operations.</text:p>
      <text:p text:style-name="Text_20_body">We also assume you have SQL Power's Power*Architect software installed on your desktop; if not, please refer to the <text:span text:style-name="T2">Installation Guide</text:span>.</text:p>
      <text:p text:style-name="P5">How to Use the Power*Architect</text:p>
      <text:p text:style-name="Subtitle">Power*Architect User Interface</text:p>
      <text:p text:style-name="Standard">(TODO: Add a screenshoot of the Architect with labels of its components)</text:p>
      <text:p text:style-name="Subtitle">Using Diagram Components</text:p>
      <text:h text:style-name="Heading_20_3" text:outline-level="3">Creating New Tables</text:h>
      <text:p text:style-name="Text_20_body">There are two ways to create new tables in Power*Architect. <text:s/>The first way is to click on the New Table Icon (TODO: get a screenshot of the icon) on the sidebar menu. <text:s/>The cursor should turn into a “+” cursor indicating the mode change. <text:s/>Simply click on the playpen on the spot you desire to place the new table at. <text:s/>The other method to create a table is to right click on the playpen and select the “New Table” option. <text:s/>A newly created table should then be placed at the point of the right click. <text:s/></text:p>
      <text:h text:style-name="Heading_20_3" text:outline-level="3">Editting Tables</text:h>
      <text:p text:style-name="Text_20_body">To edit a table, right click on the table title and select “Table Properties”. <text:s/>This should pop up the Table Properties dialog.</text:p>
      <text:p text:style-name="Text_20_body">In this dialog, you can:</text:p>
      <text:list text:style-name="L1">
        <text:list-item>
          <text:p text:style-name="P6">Change the name of the table</text:p>
        </text:list-item>
        <text:list-item>
          <text:p text:style-name="P6">Rename the primary key section of the table</text:p>
        </text:list-item>
        <text:list-item>
          <text:p text:style-name="P6">Add comments/notes about the table</text:p>
        </text:list-item>
      </text:list>
      <text:p text:style-name="Text_20_body"/>
      <text:h text:style-name="Heading_20_3" text:outline-level="3">Creating a New Column</text:h>
      <text:p text:style-name="Text_20_body">First select the table the new column will be placed in. <text:s/>Click on the "Insert Column" button and a column should be created in the selected table. (TODO: get a screenshot of the icon) <text:s text:c="2"/>Another way to add a new column is to right click on a table and select the "New Column..." option.</text:p>
      <text:p text:style-name="Text_20_body"/>
      <text:h text:style-name="Heading_20_3" text:outline-level="3">Editing a Column</text:h>
      <text:p text:style-name="Text_20_body">Select the desired column, right click and select "Column Properties". <text:s/>The Edit Column Properties dialog should pop up. <text:s/></text:p>
      <text:p text:style-name="Text_20_body">In this dialog you can:</text:p>
      <text:list text:style-name="L2">
        <text:list-item>
          <text:p text:style-name="P7">Rename the column</text:p>
        </text:list-item>
        <text:list-item>
          <text:p text:style-name="P7">Change the type of data the column holds</text:p>
        </text:list-item>
        <text:list-item>
          <text:p text:style-name="P7">Set the precision of the data</text:p>
        </text:list-item>
        <text:list-item>
          <text:p text:style-name="P7">Set the scale </text:p>
        </text:list-item>
        <text:list-item>
          <text:p text:style-name="P7">Indicate if the column is in the primary key or not</text:p>
        </text:list-item>
        <text:list-item>
          <text:p text:style-name="P7">Indicate if the column should handle null information or not</text:p>
        </text:list-item>
        <text:list-item>
          <text:p text:style-name="P7">Indicate if auto increment is allowed or not</text:p>
        </text:list-item>
        <text:list-item>
          <text:p text:style-name="P7">Add additional comments about the column</text:p>
        </text:list-item>
        <text:list-item>
          <text:p text:style-name="P7">Set a default value for the column</text:p>
        </text:list-item>
      </text:list>
      <text:p text:style-name="Text_20_body"/>
      <text:h text:style-name="Heading_20_3" text:outline-level="3">Creating a New Column Directly into the Primary Key</text:h>
      <text:p text:style-name="Text_20_body">If a table has existing columns in the primary key and you wish to create new columns within the primary key, select a column that is already in the desired primary key and then create a new column. <text:s/>The newly created column should be placed within the primary key as well.</text:p>
      <text:p text:style-name="Heading"/>
      <text:h text:style-name="Heading_20_3" text:outline-level="3">Dragging Columns</text:h>
      <text:p text:style-name="Text_20_body">The Power*Architect allows you to drag columns within a table's key and from table to table freely. <text:s/>Simply select the desired columns and drag them into the desired destination. <text:s/>For now, only one column can be moved at a time.</text:p>
      <text:p text:style-name="Text_20_body"/>
      <text:h text:style-name="Heading_20_3" text:outline-level="3">Creating Non-Identifying and Identifying Relationships</text:h>
      <text:p text:style-name="Text_20_body">To create a relationship, select the desired type of relationship on the Playpen ToolBar. <text:s/>(TODO: get a screenshot of the icon) The cursor should change to the "+" cursor to indicate the mode change. (TODO: might want to use a different cursor so the user can differentiate betwen creating tables and creating relationship) <text:s/>First click on the parent table and then click on the child table. (TODO: We need some kind of indicator to show that a parent table has been selected) <text:s/>Once this has been done, the relationship should be created and seen as a link between the two tables. </text:p>
      <text:p text:style-name="Text_20_body"/>
      <text:h text:style-name="Heading_20_3" text:outline-level="3">Editting a Relationship</text:h>
      <text:p text:style-name="Text_20_body">Select the desired relationship and right click on the relationship. <text:s/>Choose the "Relationship Property" options. <text:s/>This can also be done by selecting the relationship and clicking on the edit relationship button (TODO: add the icon). <text:s/>In both cases, it should bring up the Edit Relationship dialog. <text:s/></text:p>
      <text:p text:style-name="Text_20_body">Here you can:</text:p>
      <text:list text:style-name="L3">
        <text:list-item>
          <text:p text:style-name="P8">Rename the relationship</text:p>
        </text:list-item>
        <text:list-item>
          <text:p text:style-name="P8">Choose the relationship type</text:p>
        </text:list-item>
        <text:list-item>
          <text:p text:style-name="P8">Change the primary key end cardinality</text:p>
        </text:list-item>
        <text:list-item>
          <text:p text:style-name="P8">Change the foreign key end cardinality</text:p>
        </text:list-item>
      </text:list>
      <text:p text:style-name="Text_20_body"/>
      <text:h text:style-name="Heading_20_3" text:outline-level="3">Selecting Multiple Items in the Playpen</text:h>
      <text:p text:style-name="Text_20_body">There are two ways to select multiple items in the playpen. <text:s/>One way is to hold down the shift key or the ctrl key as more items are being selected. <text:s/>The alternative method is to use the selection box.</text:p>
      <text:p text:style-name="Text_20_body"/>
      <text:h text:style-name="Heading_20_3" text:outline-level="3">Relocating Objects in the Playpen</text:h>
      <text:p text:style-name="Text_20_body">The Power*Architect allows diagram objects to move around freely in the playpen. <text:s/>To do so, first select the items you want to move in the Playpen. <text:s/>Click and hold on one of the selected item and drag the items to a desired spot on the playpen.</text:p>
      <text:p text:style-name="Text_20_body"/>
      <text:p text:style-name="Heading">Deleting Diagram Components</text:p>
      <text:p text:style-name="Text_20_body">Select the desired diagram components on the playpen and click on the delete items button on the Playpen Toolbar. <text:s/>It is also possible to delete the selected items by right clicking on one of the components and selecting "Delete Selected".</text:p>
      <text:p text:style-name="Text_20_body">(TODO: Currently if a column and a table/relationship is selected, deleting the items will delete the entire table the column belongs to, this seems to be an undesired behaviour)</text:p>
      <text:p text:style-name="Text_20_body"/>
      <text:p text:style-name="Text_20_body"/>
      <text:p text:style-name="Text_20_body"/>
      <text:p text:style-name="Text_20_body"/>
      <text:p text:style-name="P9">Database Usage in Power*Architect</text:p>
      <text:h text:style-name="Heading_20_3" text:outline-level="3">Adding a New Connection to the Power*Architect</text:h>
      <text:p text:style-name="Text_20_body">To add a new connection, go to "Add Connections" under "Connections" and select "New Connection.." at the top. <text:s/>The other method is to right click a white space on the Database Tree and select "New Connection" under "Add Connections". <text:s/>Both ways should open up this dialog:<text:line-break/><text:line-break/>(TODO: Add a screenshot of the adding connections dialog).</text:p>
      <text:p text:style-name="Text_20_body"/>
      <text:p text:style-name="Text_20_body">Fill in the requirements based on the JDBC driver you selected. <text:s/>When you are finished, press the OK button. <text:s/>(TODO: The architect should let the user know right away if the connection was connected successfully or not). <text:s/>Any new connection will automatically be added in the user-preference.</text:p>
      <text:p text:style-name="Text_20_body">(TODO: If the user has too many connections [more than the height of the Architect window] , the architect does not have the ability to show all of them)</text:p>
      <text:p text:style-name="Text_20_body">(TODO: We might want to let users delete connections out of the list of playpen they could choose from)</text:p>
      <text:p text:style-name="Text_20_body"/>
      <text:h text:style-name="Heading_20_3" text:outline-level="3">Adding an Existing Connection</text:h>
      <text:p text:style-name="Text_20_body">Right click on empty space in the Database Tree and go to "Add Connection", there it should show all database that was previously stored on the Architect</text:p>
      <text:p text:style-name="Text_20_body"/>
      <text:h text:style-name="Heading_20_3" text:outline-level="3">Editting Database Connection Properties</text:h>
      <text:p text:style-name="Text_20_body">Select the database connection you wish to change and go to "Connections" and select the option "Connection Properties..", this should lead you to the Connection Setting dialog. <text:s/>An alternate solution is to right click on the database and select "Connection Properties..." option.</text:p>
      <text:p text:style-name="Text_20_body"/>
      <text:h text:style-name="Heading_20_3" text:outline-level="3">Removing a Database Connection</text:h>
      <text:p text:style-name="Text_20_body">Select the database connection you wish to change and go to "Connections" and select the option "Remove Connection..". <text:s/>Right clicking on the database connection and selecting "Remove Connection.." will perform the same action.</text:p>
      <text:p text:style-name="Text_20_body"/>
      <text:h text:style-name="Heading_20_3" text:outline-level="3">Setting the Current Project Database</text:h>
      <text:p text:style-name="Text_20_body">The project database can be set to an existing database connection or the user can create a new connection for it as well. <text:s/>Setting the project database can be achieved in a few ways. <text:s/>The first method is to right click on any empty space on the playpen and go to "Set Target Database". <text:s/>Another option is to right click on the first item in the Database Tree (TODO: put in the unique icon) and choose "Set Target Database" from there.</text:p>
      <text:h text:style-name="Heading_20_3" text:outline-level="3">Navigating through the Database Tree</text:h>
      <text:p text:style-name="Text_20_body">The Database Tree works like a tree-dropdown model. <text:s/>Clicking on the (TODO: add the icon here) will cause the component to expand display the items under that specific component. <text:s/>Each item will have an unique icon beside its name to identify the type of object it is. <text:s/>The diagram below shows what each icon mean:</text:p>
      <text:p text:style-name="Text_20_body"/>
      <text:p text:style-name="Text_20_body">(TODO: Add a legend stating what each icon means)</text:p>
      <text:p text:style-name="Text_20_body">Items that are in black font mean they have been viewed before whereas items in white font have not been viewed by the Power*Architect yet.</text:p>
      <text:p text:style-name="Text_20_body"/>
      <text:h text:style-name="Heading_20_3" text:outline-level="3">Moving Items from the Database Tree</text:h>
      <text:p text:style-name="Text_20_body">To move items from the Database Tree to the playpen, simply select the desired items in the tree and drag them ontothe playpen. <text:s/>Depending on the size of the items dragged onto the playpen, it will take some time to load.</text:p>
      <text:p text:style-name="Text_20_body"/>
      <text:p text:style-name="Text_20_body"/>
      <text:h text:style-name="P10" text:outline-level="3">Find / Replace Function</text:h>
      <text:p text:style-name="Heading">What It Does:</text:p>
      <text:p text:style-name="Text_20_body">This functions searches the whole playpen for any relevant matches with the search constraints and dispalys the resulting matches. <text:s/>The user can request for those items to be focused on the screen.</text:p>
      <text:p text:style-name="Text_20_body"/>
      <text:p text:style-name="Heading">How to Use Find / Replace Function:</text:p>
      <text:p text:style-name="Text_20_body">Go to "Edit" under the menu bar and click on Find/Replace option. <text:s/>This should show the Find/Replace function. <text:s/>In this window, enter the search constraints and press "OK" when you are finished. <text:s/>This will popup a new window with your search result in a chart format (TODO: Add result window screenshot and refer to it in the context). <text:s/>You can rename the component by selecting the column in the list and clicking on "Rename Component". <text:s/>You can also have Power*Architect focus on a certain component by selecting the component in the list and press the "Show in Playpen".</text:p>
      <text:p text:style-name="Text_20_body"/>
      <text:h text:style-name="Heading_20_3" text:outline-level="3">Compare DataModel Function</text:h>
      <text:p text:style-name="Heading">What It Does:</text:p>
      <text:p text:style-name="Text_20_body">The Compare DataModel Function takes two databases or Power*Architect projects (or one of each) and compares and contrasts the metadata of the two database/projects.</text:p>
      <text:p text:style-name="Text_20_body"/>
      <text:p text:style-name="Heading">How to use Compare Data Model Function:</text:p>
      <text:p text:style-name="Heading">Part 1:</text:p>
      <text:p text:style-name="Text_20_body">To bring up the Compare DataModel Function, either go to "Tools" and click "Compare DataModel" or just click the "Comapare DataModel" icon (TODO: put the Compare DataModel icon here) on the project toolbar. <text:s/>This will bring up the main Compare DataModel window. <text:s/>Here select the source and target models you want to compare and contrast. <text:s/>You can choose either the current playpen, an existing database or select a saved project file function. <text:s/>If one of or both the source and the target has invalid models, the start button will not enable. <text:s/>The similarities and differences can be displayed both in SQL Script language and in English.</text:p>
      <text:p text:style-name="Heading"><text:line-break/>Part 2:</text:p>
      <text:p text:style-name="Heading">In English</text:p>
      <text:p text:style-name="Text_20_body">If this option is selected, a side to side document should display stating the similarlities and differences of the source and target in plain english. <text:s/>In addition to the text, they are also colour coded. <text:s/>Below is a legend of what each colour means:</text:p>
      <text:p text:style-name="Text_20_body"><text:line-break/>(TODO:Add legend of what each colour means).</text:p>
      <text:p text:style-name="Text_20_body"/>
      <text:p text:style-name="Text_20_body">You can copy the text to the clipboard by pressing the copy button, or save the results to a .txt format file.</text:p>
      <text:p text:style-name="Text_20_body"/>
      <text:p text:style-name="Heading">In SQLScript</text:p>
      <text:p text:style-name="Text_20_body">If this option is choosen, this will produce a SQL Script in whichever SQL dialect was choosen in Step 1 to make the source database look like the target database. <text:s/>You can either copy or save the result in a .txt format file. <text:s/>If the source has a valid connection database, the execute button will enable and you can directly execute the changes. <text:s/>If the source does not have a valid connection, the execute button is disabled.</text:p>
      <text:p text:style-name="Text_20_body"/>
      <text:h text:style-name="Heading_20_3" text:outline-level="3">Forward Engineering</text:h>
      <text:p text:style-name="Text_20_body"/>
      <text:h text:style-name="Heading_20_3" text:outline-level="3">QuickStart Wizard</text:h>
      <text:p text:style-name="Text_20_body"/>
      <text:p text:style-name="Text_20_body"/>
      <text:p text:style-name="Heading"/>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CA"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61in" style:writing-mode="page"/>
      <style:text-properties fo:color="#000000" style:font-name="Times New Roman" fo:font-size="12pt" fo:language="en" fo:country="CA"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in" fo:margin-right="0in" fo:line-height="120%" fo:text-align="justify" style:justify-single-word="false" fo:text-indent="0in" style:auto-text-indent="false"/>
    </style:style>
    <style:style style:name="Text_20_body" style:display-name="Text body" style:family="paragraph" style:parent-style-name="Standard" style:class="text">
      <style:paragraph-properties fo:margin-left="0in" fo:margin-right="0in" fo:margin-top="0in" fo:margin-bottom="0.0835in" fo:text-indent="0in" style:auto-text-indent="false"/>
      <style:text-properties fo:language="none" fo:country="non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1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3937in" fo:margin-bottom="0.0827in" fo:text-indent="0in" style:auto-text-indent="false">
        <style:tab-stops/>
      </style:paragraph-properties>
      <style:text-properties fo:font-size="15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New Roman"/>
    </style:style>
    <style:style style:name="Table_20_Contents" style:display-name="Table Contents" style:family="paragraph" style:parent-style-name="Text_20_body" style:class="extra">
      <style:paragraph-properties fo:margin-left="0in" fo:margin-right="0in" fo:text-align="start" style:justify-single-word="false" fo:text-indent="0in" style:auto-text-indent="false"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361in" fo:margin-bottom="0.111in"/>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1811in" fo:margin-right="0in" fo:text-indent="-1.1811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paragraph-properties fo:margin-left="0in" fo:margin-right="0in" fo:text-align="start" style:justify-single-word="false" fo:text-indent="0in"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paragraph-properties fo:margin-left="0in" fo:margin-right="0in" fo:text-align="start" style:justify-single-word="false" fo:text-indent="0in" style:auto-text-indent="false"/>
      <style:text-properties fo:font-size="14pt" fo:font-style="italic" style:font-size-asian="14pt" style:font-style-asian="italic" style:font-size-complex="14pt" style:font-style-complex="italic"/>
    </style:style>
    <style:style style:name="Quotations" style:family="paragraph" style:parent-style-name="Standard" style:next-style-name="Attribution" style:class="html">
      <style:paragraph-properties fo:margin-left="0.3937in" fo:margin-right="0.3937in" fo:margin-top="0.1181in" fo:margin-bottom="0.1181in" fo:text-indent="0in" style:auto-text-indent="false"/>
      <style:text-properties fo:font-size="10.5pt"/>
    </style:style>
    <style:style style:name="Preformatted_20_Text" style:display-name="Preformatted Text" style:family="paragraph" style:parent-style-name="Standard" style:class="html" style:master-page-name="">
      <style:paragraph-properties fo:margin-top="0.1181in" fo:margin-bottom="0.1181in" fo:line-height="120%" fo:background-color="#e6e6ff" fo:padding="0.0783in" fo:border="0.0008in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Term" style:family="paragraph" style:parent-style-name="Text_20_body" style:next-style-name="Definition" style:master-page-name="">
      <style:paragraph-properties fo:margin-top="0.0783in" fo:margin-bottom="0.0827in" fo:keep-with-next="always"/>
      <style:text-properties fo:font-weight="bold"/>
    </style:style>
    <style:style style:name="Definition" style:family="paragraph" style:parent-style-name="Text_20_body" style:next-style-name="Term">
      <style:paragraph-properties fo:margin-left="0.3937in" fo:margin-right="0in" fo:text-indent="0in" style:auto-text-indent="false"/>
    </style:style>
    <style:style style:name="Abstract" style:family="paragraph" style:parent-style-name="Text_20_body" style:next-style-name="Standard"/>
    <style:style style:name="Author" style:family="paragraph" style:parent-style-name="Text_20_body" style:next-style-name="Standard">
      <style:paragraph-properties fo:margin-left="0in" fo:margin-right="0in" fo:text-indent="0in" style:auto-text-indent="false"/>
      <style:text-properties style:font-name="Times New Roman1"/>
    </style:style>
    <style:style style:name="Attribution" style:family="paragraph" style:parent-style-name="Quotations" style:next-style-name="Standard">
      <style:paragraph-properties fo:text-align="end" style:justify-single-word="false"/>
      <style:text-properties fo:font-size="10.5pt" fo:font-style="italic"/>
    </style:style>
    <style:style style:name="Copyright" style:family="paragraph" style:parent-style-name="Standard" style:next-style-name="Standard">
      <style:text-properties fo:font-size="0pt"/>
    </style:style>
    <style:style style:name="Bibliomisc" style:family="paragraph" style:parent-style-name="Text_20_body" style:next-style-name="Standard"/>
    <style:style style:name="Note" style:family="paragraph" style:parent-style-name="Text_20_body" style:next-style-name="Standard">
      <style:paragraph-properties fo:margin-left="0.1181in" fo:margin-right="0in" fo:text-indent="0in" style:auto-text-indent="false" fo:padding="0.0984in" fo:border-left="0.0346in solid #c0c0c0" fo:border-right="none" fo:border-top="none" fo:border-bottom="none"/>
      <style:text-properties fo:font-size="11pt" fo:font-style="normal"/>
    </style:style>
    <style:style style:name="Pubdate" style:family="paragraph" style:parent-style-name="Standard" style:next-style-name="Standard">
      <style:paragraph-properties fo:margin-top="0.1575in" fo:margin-bottom="0.1575in"/>
      <style:text-properties fo:font-style="normal"/>
    </style:style>
    <style:style style:name="Authorblurb" style:family="paragraph" style:parent-style-name="Text_20_body" style:next-style-name="Standard"/>
    <style:style style:name="Legalnotice" style:family="paragraph" style:parent-style-name="Standard" style:next-style-name="Standard">
      <style:text-properties fo:font-size="10.5pt"/>
    </style:style>
    <style:style style:name="ProgramListing" style:family="paragraph" style:parent-style-name="Preformatted_20_Text" style:next-style-name="Table" style:master-page-name="">
      <style:paragraph-properties fo:text-align="start" style:justify-single-word="false"/>
    </style:style>
    <style:style style:name="Corpauthor" style:family="paragraph" style:parent-style-name="Text_20_body" style:next-style-name="Standard"/>
    <style:style style:name="Editor" style:family="paragraph" style:parent-style-name="Author" style:next-style-name="Standard"/>
    <style:style style:name="Othercredit" style:family="paragraph" style:parent-style-name="Author" style:next-style-name="Standard"/>
    <style:style style:name="Literallayout" style:family="paragraph" style:parent-style-name="Text_20_body" style:next-style-name="Standard"/>
    <style:style style:name="Releaseinfo" style:family="paragraph" style:parent-style-name="Standard" style:next-style-name="Standard">
      <style:paragraph-properties fo:margin-top="0.1575in" fo:margin-bottom="0.1575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Times New Roman1" fo:font-size="10.5pt" fo:language="none" fo:country="none" style:text-underline-style="solid" style:text-underline-width="auto" style:text-underline-color="font-color"/>
    </style:style>
    <style:style style:name="Visited_20_Internet_20_Link" style:display-name="Visited Internet Link" style:family="text">
      <style:text-properties fo:color="#800000" style:font-name="Courier New" fo:font-size="10.5pt" fo:language="none" fo:country="none"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color="#008000" fo:font-style="italic" style:font-style-asian="italic" style:font-style-complex="italic"/>
    </style:style>
    <style:style style:name="Teletype" style:family="text">
      <style:text-properties fo:color="#800000" style:font-name="Courier New" fo:font-size="11pt" fo:language="none" fo:country="none" style:font-name-asian="Cumberland" style:font-name-complex="Cumberland"/>
    </style:style>
    <style:style style:name="Filename" style:family="text">
      <style:text-properties fo:color="#000080" style:font-name="Courier New" fo:font-size="11pt" fo:language="none" fo:country="none"/>
    </style:style>
    <style:style style:name="Firstname" style:family="text"/>
    <style:style style:name="Surname" style:family="text"/>
    <style:style style:name="Othername" style:family="text"/>
    <style:style style:name="Honorific" style:family="text"/>
    <style:style style:name="Lineage" style:family="text"/>
    <style:style style:name="Jobtitle" style:family="text"/>
    <style:style style:name="Orgname" style:family="text"/>
    <style:style style:name="Command" style:family="text">
      <style:text-properties style:font-name="Times New Roman2" fo:font-style="normal" fo:font-weight="bold"/>
    </style:style>
    <style:style style:name="Replaceable" style:family="text">
      <style:text-properties fo:color="#008000" style:font-name="Courier New" fo:font-style="italic"/>
    </style:style>
    <style:style style:name="Email" style:family="text">
      <style:text-properties style:font-name="Courier New" fo:font-size="11pt"/>
    </style:style>
    <style:style style:name="Lineannotation" style:family="text">
      <style:text-properties fo:color="#008000" style:font-name="Times New Roman1" fo:font-size="12pt" style:font-name-asian="HG Mincho Light J" style:font-size-asian="14pt" style:font-name-complex="Arial Unicode MS" style:font-size-complex="14pt"/>
    </style:style>
    <style:style style:name="Year" style:family="text"/>
    <style:style style:name="Holder" style:family="text"/>
    <style:style style:name="Citetitle" style:family="text">
      <style:text-properties fo:font-style="italic"/>
    </style:style>
    <style:style style:name="Option" style:family="text" style:parent-style-name="Teletype">
      <style:text-properties fo:color="#2323dc" fo:font-weight="bold"/>
    </style:style>
    <style:style style:name="Acronym" style:family="text"/>
    <style:style style:name="Userinput" style:family="text" style:parent-style-name="Teletype"/>
    <style:style style:name="Computeroutput" style:family="text" style:parent-style-name="Teletype"/>
    <style:style style:name="Literal" style:family="text" style:parent-style-name="Teletype"/>
    <style:style style:name="Trademark.copyright" style:family="text" style:parent-style-name="Trademark"/>
    <style:style style:name="Trademark" style:family="text"/>
    <style:style style:name="Trademark-register" style:family="text" style:parent-style-name="Trademark"/>
    <style:style style:name="Trademark-trade" style:family="text" style:parent-style-name="Trademark"/>
    <style:style style:name="Trademark-service" style:family="text" style:parent-style-name="Trademark"/>
    <style:style style:name="Frame" style:family="graphic">
      <style:graphic-properties svg:width="6.6929in" fo:min-height="1.1811in" text:anchor-type="paragraph" svg:x="0in" svg:y="0in" fo:margin-left="0.0791in" fo:margin-right="0.0791in" fo:margin-top="0.0791in" fo:margin-bottom="0.0791in" style:wrap="none" style:vertical-pos="top" style:vertical-rel="paragraph-content" style:horizontal-pos="left" style:horizontal-rel="paragraph-content" fo:background-color="transparent" style:background-transparency="100%" fo:padding="0.0591in" fo:border="0.0693in solid #000000">
        <style:background-image/>
        <style:columns fo:column-count="0"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Note" style:family="graphic">
      <style:graphic-properties svg:width="6.6929in" fo:min-height="0.4882in" text:anchor-type="paragraph" svg:x="0.1181in" svg:y="0.1626in" fo:margin-left="0.0791in" fo:margin-right="0.0791in" fo:margin-top="0.0791in" fo:margin-bottom="0.0791in" style:wrap="none" style:vertical-pos="bottom" style:vertical-rel="paragraph-content" style:horizontal-pos="from-left" style:horizontal-rel="page-content" fo:background-color="transparent" style:background-transparency="100%" fo:padding="0.0984in" fo:border-left="0.0346in solid #e6e6ff" fo:border-right="none" fo:border-top="none" fo:border-bottom="none">
        <style:background-image/>
      </style:graphic-properties>
    </style:style>
    <style:style style:name="Example" style:family="graphic">
      <style:graphic-properties svg:width="6.6929in" svg:height="0.7902in" fo:min-height="8%" text:anchor-type="paragraph" svg:x="0in" svg:y="0.0835in" style:wrap="none" style:vertical-pos="top" style:vertical-rel="paragraph-content" style:horizontal-pos="left" style:horizontal-rel="page-content" fo:background-color="transparent" style:background-transparency="100%">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Benjamin Cheng</meta:initial-creator>
    <meta:creation-date>2006-04-10T11:18:33</meta:creation-date>
    <dc:date>2006-04-10T17:57:04</dc:date>
    <dc:language>en-CA</dc:language>
    <meta:editing-cycles>20</meta:editing-cycles>
    <meta:editing-duration>PT4H33M10S</meta:editing-duration>
    <meta:template xlink:type="simple" xlink:actuate="onRequest" xlink:role="template" xlink:href="../../../../Program%20Files/OpenOffice.org%202.0/share/template/en-US/layout/ooo2sbk.stw" xlink:title="ooo2sbk" meta:date="2006-04-10T11:18:33"/>
    <meta:user-defined meta:name="Info 1"/>
    <meta:user-defined meta:name="Info 2"/>
    <meta:user-defined meta:name="Info 3"/>
    <meta:user-defined meta:name="Info 4"/>
    <meta:document-statistic meta:table-count="1" meta:image-count="0" meta:object-count="0" meta:page-count="9" meta:paragraph-count="100" meta:word-count="2002" meta:character-count="11603"/>
  </office:meta>
</office:document-meta>
</file>